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/>
    </style:style>
    <style:style style:name="T3" style:family="text">
      <style:text-properties fo:font-size="11pt" style:text-underline-style="solid" style:text-underline-width="auto" style:text-underline-color="font-color"/>
    </style:style>
    <style:style style:name="T4" style:family="text">
      <style:text-properties officeooo:rsid="0011ea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tos etc.</text:p>
      <text:p text:style-name="P3">Requereu o apenado retificação da GEP parar fazer constar como requisito para progressão de regime frações diferenciadas, conforme a natureza do delito (evento 71).</text:p>
      <text:p text:style-name="P3">Alega a Defesa que este juízo generalizou a situação do apenado, unificando as penas e aplicando uma única fração ao total da pena.</text:p>
      <text:p text:style-name="P3">Interveio o Ministério Público, opinando pelo indeferimento do pedido e para que seja lançada na GEP as datas dos trânsitos em julgados do<text:span text:style-name="T4">s</text:span> processos criminais do apenado.</text:p>
      <text:p text:style-name="P3">Relatados.</text:p>
      <text:p text:style-name="P3">Com razão o Ministério Público. </text:p>
      <text:p text:style-name="P3">Isso porque, em análise detida dos autos, especialmente da guia de execução penal de evento 64, observo que o apenado cometeu três crimes de natureza comum e um crime de natureza hedionda. </text:p>
      <text:p text:style-name="P3">Assim, ao confeccionar a GEP, a secretaria considerou acertadamente 1/6 para para todos os crimes comuns e 3/5 para o crime de tráfico de drogas, em razão de ser o apenado reincidente genérico, aplicando a lei de execução penal vigente à época dos fatos, exatamente como a Defesa requer.</text:p>
      <text:p text:style-name="P3">Isso posto, indefiro o pedido da Defesa por ausência de interesse processual e defiro o pedido do Ministério Público para que seja atualizada a GEP com os trânsitos em julgados do processos criminais, <text:span text:style-name="T1">observando que a pena referente ao processo criminal nº 0102878-07.2019.8.20.0001 foi reduzida para 6 anos e 3 meses de reclusão.</text:span></text:p>
      <text:p text:style-name="P3">Se necessário, oficie-se requisitando o acórdão redutor.</text:p>
      <text:p text:style-name="P3">P.R.I. Ciência ao MP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8T14:48:10.620000000</meta:creation-date>
    <dc:date>2022-10-08T18:01:03.880000000</dc:date>
    <meta:editing-duration>PT2H30M16S</meta:editing-duration>
    <meta:editing-cycles>1</meta:editing-cycles>
    <meta:document-statistic meta:table-count="0" meta:image-count="0" meta:object-count="0" meta:page-count="1" meta:paragraph-count="11" meta:word-count="227" meta:character-count="1402" meta:non-whitespace-character-count="1184"/>
    <meta:generator>LibreOffice/5.3.1.2$Windows_X86_64 LibreOffice_project/e80a0e0fd1875e1696614d24c32df0f95f03deb2</meta:generator>
  </office:meta>
</office:document-meta>
</file>